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B50000024A2AC56956FAC910D1.tif" manifest:media-type="image/tiff"/>
  <manifest:file-entry manifest:full-path="Pictures/2000008000004951000012C1BC2CC3D63BE3CFA1.wmf" manifest:media-type="image/x-wmf"/>
  <manifest:file-entry manifest:full-path="Pictures/10000201000000DB000000ECD623A9ECE0CAC4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shrink-to-fit" fo:min-height="8.287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fo:min-height="9.178cm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T3" style:family="text">
      <style:text-properties fo:font-variant="normal" fo:text-transform="none" fo:color="#8fc23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2" draw:layer="layout" svg:width="19.684cm" svg:height="2.928cm" svg:x="4.411cm" svg:y="7.154cm" presentation:class="subtitle" presentation:user-transformed="true">
          <draw:text-box>
            <text:p text:style-name="P1"><text:span text:style-name="T1">Patrick Stuedi, IBM Research</text:span></text:p>
          </draw:text-box>
        </draw:frame>
        <draw:custom-shape draw:name="Title 1" draw:style-name="gr1" draw:text-style-name="P4" draw:layer="layout" svg:width="20.304cm" svg:height="5.728cm" svg:x="4.411cm" svg:y="3.832cm">
          <text:p text:style-name="P3"><text:span text:style-name="T2">Serverless Machine Learning on Modern Hardware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5" draw:layer="layout" svg:width="18.803cm" svg:height="1.098cm" svg:x="4.411cm" svg:y="12.326cm">
          <text:p text:style-name="P3"><text:span text:style-name="T3">#Res6S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Template List</text:p>
              </text:list-item>
              <text:list-item>
                <text:p>Template List</text:p>
                <text:list>
                  <text:list-item>
                    <text:p>Template item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Template Tite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2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placeholder="true" presentation:user-transformed="true">
          <draw:text-box/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Backup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3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Template List</text:p>
              </text:list-item>
              <text:list-item>
                <text:p>Template List</text:p>
                <text:list>
                  <text:list-item>
                    <text:p>Template item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Template Tite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4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133a51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3.233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532cm" svg:height="2.718cm" svg:x="0.359cm" svg:y="0.909cm">
        <draw:image xlink:href="Pictures/10000201000000DB000000ECD623A9ECE0CAC41A.png" xlink:type="simple" xlink:show="embed" xlink:actuate="onLoad">
          <text:p/>
        </draw:image>
      </draw:frame>
      <draw:frame draw:name="Title 1" presentation:style-name="Mpr1" draw:text-style-name="MP9" draw:layer="backgroundobjects" svg:width="20.304cm" svg:height="5.728cm" svg:x="4.351cm" svg:y="3.192cm" presentation:class="title" presentation:user-transformed="true">
        <draw:text-box>
          <text:p text:style-name="MP8"><text:span text:style-name="MT2">Title of Your Presentation</text:span><text:span text:style-name="MT2"><text:line-break/></text:span><text:span text:style-name="MT2">Goes Here </text:span></text:p>
        </draw:text-box>
      </draw:frame>
      <draw:frame draw:name="Picture 11" draw:style-name="Mgr4" draw:text-style-name="MP6" draw:layer="backgroundobjects" svg:width="3.233cm" svg:height="10.459cm" draw:transform="rotate (-3.14159265358979) translate (3.234cm 14.287cm)">
        <draw:image xlink:href="Pictures/10000201000000B50000024A2AC56956FAC910D1.tif" xlink:type="simple" xlink:show="embed" xlink:actuate="onLoad">
          <text:p/>
        </draw:image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frame draw:name="Title 1" presentation:style-name="Mpr4" draw:text-style-name="MP10" draw:layer="backgroundobjects" svg:width="22.859cm" svg:height="2.38cm" svg:x="1.27cm" svg:y="0.572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5" draw:text-style-name="MP14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6">Third level</text:span></text:p>
                                              <text:list>
                                                <text:list-item>
                                                  <text:p text:style-name="MP13"><text:span text:style-name="MT7">Fourth level</text:span></text:p>
                                                </text:list-item>
                                                <text:list-item>
                                                  <text:p text:style-name="MP13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392cm" svg:height="0.885cm" svg:x="22.985cm" svg:y="13.371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draw:name="Footer Placeholder 5" presentation:style-name="Mpr6" draw:text-style-name="MP16" draw:layer="backgroundobjects" svg:width="16.087cm" svg:height="0.885cm" svg:x="5.431cm" svg:y="13.299cm" presentation:class="footer" presentation:user-transformed="true">
        <draw:text-box>
          <text:p text:style-name="MP17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4</meta:editing-cycles>
    <meta:creation-date>2018-05-14T13:01:55.594807701</meta:creation-date>
    <dc:date>2018-05-14T13:41:17.121136758</dc:date>
    <meta:editing-duration>PT1H13M1S</meta:editing-duration>
    <meta:generator>LibreOffice/5.1.6.2$Linux_X86_64 LibreOffice_project/10m0$Build-2</meta:generator>
    <meta:document-statistic meta:object-count="6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